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bcc2" officeooo:paragraph-rsid="0017bcc2"/>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7bcc2" officeooo:paragraph-rsid="0017bcc2" style:font-size-asian="24pt" style:font-weight-asian="bold" style:font-size-complex="24pt" style:font-weight-complex="bold"/>
    </style:style>
    <style:style style:name="P3" style:family="paragraph" style:parent-style-name="Standard">
      <style:paragraph-properties fo:line-height="150%" fo:text-align="justify" style:justify-single-word="false"/>
      <style:text-properties officeooo:rsid="001986df" officeooo:paragraph-rsid="001986df"/>
    </style:style>
    <style:style style:name="P4" style:family="paragraph" style:parent-style-name="Standard">
      <style:paragraph-properties fo:padding="0.074cm" fo:border-left="none" fo:border-right="none" fo:border-top="none" fo:border-bottom="0.99pt solid #000000" style:join-border="false"/>
      <style:text-properties officeooo:rsid="0017bcc2" officeooo:paragraph-rsid="0017bcc2"/>
    </style:style>
    <style:style style:name="P5" style:family="paragraph" style:parent-style-name="Header">
      <style:text-properties officeooo:rsid="0017bcc2" officeooo:paragraph-rsid="0017bcc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réhension orale</text:p>
      <text:p text:style-name="P4"/>
      <text:p text:style-name="P1"/>
      <text:p text:style-name="P1"/>
      <text:p text:style-name="P1"/>
      <text:p text:style-name="P1"/>
      <text:p text:style-name="P4"/>
      <text:p text:style-name="P1"/>
      <text:p text:style-name="P1">Doc 7 : Sounds of the 60s</text:p>
      <text:p text:style-name="P1"/>
      <text:p text:style-name="P1"/>
      <text:p text:style-name="P3">Ce dialogue est une interview à propos de la musique populaire dans les années 60. La présentatrice pose quelques questions à un homme. Mais l’enregistrement commence directement avec l’homme qui dit que pour lui, les meilleures musiques qu’il connaisse sont celles des années 60. Il dit qu’il y en avait trop de bonnes chansons pour n’en énumérer que quelques une, mais il en cite plusieurs comme les Beattles, et il ajoute que tout le monde connaissait ces chants. Il parle aussi de certains chanteurs qui avaient un rapport avec la drogue, et il parle du LSD et son influence sur la musique.</text:p>
      <text:p text:style-name="P3">La présentatrice pose le fait qu’il n’y avait pas de lecteurs mp3 à l’époque pour demander comment les jeunes faisaient pour écouter. Il répond que la musique populaire était beaucoup répandue, notamment avec sa diffusion sur les radios pirates qui venaient des bateaux, et aussi parce qu’à la télé, il y avait des émissions là dessus.</text:p>
      <text:p text:style-name="P3">Je crois qu’il dit aussi que quand les radios pirates se sont arrêtées, personne ne se rendait compte jusqu’à plus tard des conséquences que ça avait.</text:p>
      <text:p text:style-name="P3">Il conclut en disant que pour la plupart des jeunes, surtout des jeunes adultes, les années 60 étaient une décennie où ils étaient presque dans une utop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7bcc2" officeooo:paragraph-rsid="0017bcc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GARNIER<text:tab/><text:tab/>Lundi 17 Décembre 2018</text:p>
        <text:p text:style-name="MP1">Thomas</text:p>
        <text:p text:style-name="MP1">TS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15:07:57.245000000</meta:creation-date>
    <dc:date>2018-12-17T15:34:35.639000000</dc:date>
    <meta:editing-duration>PT26S</meta:editing-duration>
    <meta:editing-cycles>1</meta:editing-cycles>
    <meta:document-statistic meta:table-count="0" meta:image-count="0" meta:object-count="0" meta:page-count="1" meta:paragraph-count="9" meta:word-count="227" meta:character-count="1318" meta:non-whitespace-character-count="1099"/>
    <meta:generator>LibreOffice/5.1.6.2$Windows_x86 LibreOffice_project/07ac168c60a517dba0f0d7bc7540f5afa45f0909</meta:generator>
  </office:meta>
</office:document-meta>
</file>